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fo:language="en" fo:country="IN"/>
    </style:style>
    <style:style style:name="P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en" fo:country="IN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language="en" fo:country="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family="paragraph">
      <style:paragraph-properties fo:margin-left="0.25in">
        <style:tab-stops/>
      </style:paragraph-properties>
    </style:style>
    <style:style style:name="P15" style:parent-style-name="Normal" style:family="paragraph">
      <style:text-properties fo:font-size="12pt" style:font-size-asian="12pt" style:font-size-complex="12pt" fo:language="en" fo:country="IN"/>
    </style:style>
    <style:style style:name="T16" style:parent-style-name="DefaultParagraphFont" style:family="text">
      <style:text-properties fo:font-size="12pt" style:font-size-asian="12pt" style:font-size-complex="12pt" fo:language="en" fo:country="IN"/>
    </style:style>
    <style:style style:name="T17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IN"/>
    </style:style>
    <style:style style:name="T18" style:parent-style-name="DefaultParagraphFont" style:family="text">
      <style:text-properties style:font-name="Calibri Light" style:font-name-complex="Calibri Light" fo:color="#000000" fo:font-size="12pt" style:font-size-asian="12pt" style:font-size-complex="12pt" fo:background-color="#C0C0C0"/>
    </style:style>
    <style:style style:name="T19" style:parent-style-name="DefaultParagraphFont" style:family="text">
      <style:text-properties style:font-name="Calibri Light" style:font-name-complex="Calibri Light" fo:color="#000000" fo:font-size="12pt" style:font-size-asian="12pt" style:font-size-complex="12pt" fo:language="en" fo:country="IN"/>
    </style:style>
    <style:style style:name="T20" style:parent-style-name="DefaultParagraphFont" style:family="text">
      <style:text-properties style:font-name="Calibri Light" style:font-name-complex="Calibri Light" fo:font-size="12pt" style:font-size-asian="12pt" style:font-size-complex="12pt" fo:language="en" fo:country="IN"/>
    </style:style>
    <style:style style:name="P21" style:parent-style-name="Normal" style:family="paragraph">
      <style:text-properties style:font-name="Calibri Light" style:font-name-complex="Calibri Light" fo:font-size="12pt" style:font-size-asian="12pt" style:font-size-complex="12pt" fo:language="en" fo:country="IN"/>
    </style:style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Normal" style:family="paragraph">
      <style:text-properties fo:language="en" fo:country="IN"/>
    </style:style>
    <style:style style:name="P25" style:parent-style-name="Normal" style:family="paragraph">
      <style:text-properties fo:language="en" fo:country="IN"/>
    </style:style>
    <style:style style:name="P26" style:parent-style-name="Normal" style:family="paragraph">
      <style:text-properties fo:language="en" fo:country="IN"/>
    </style:style>
    <style:style style:name="P27" style:parent-style-name="Normal" style:family="paragraph">
      <style:text-properties fo:language="en" fo:country="IN"/>
    </style:style>
    <style:style style:name="P28" style:parent-style-name="Normal" style:family="paragraph">
      <style:text-properties fo:language="en" fo:country="IN"/>
    </style:style>
    <style:style style:name="P29" style:parent-style-name="Normal" style:family="paragraph">
      <style:text-properties fo:language="en" fo:country="IN"/>
    </style:style>
    <style:style style:name="T30" style:parent-style-name="DefaultParagraphFont" style:family="text">
      <style:text-properties fo:language="en" fo:country="IN"/>
    </style:style>
    <style:style style:name="T31" style:parent-style-name="DefaultParagraphFont" style:family="text">
      <style:text-properties fo:language="en" fo:country="IN"/>
    </style:style>
    <style:style style:name="P32" style:parent-style-name="Normal" style:family="paragraph">
      <style:text-properties fo:language="en" fo:country="IN"/>
    </style:style>
    <style:style style:name="T33" style:parent-style-name="DefaultParagraphFont" style:family="text">
      <style:text-properties fo:language="en" fo:country="IN"/>
    </style:style>
    <style:style style:name="P34" style:parent-style-name="Normal" style:family="paragraph">
      <style:text-properties fo:language="en" fo:country="IN"/>
    </style:style>
    <style:style style:name="T35" style:parent-style-name="DefaultParagraphFont" style:family="text">
      <style:text-properties fo:language="en" fo:country="IN"/>
    </style:style>
    <style:style style:name="P36" style:parent-style-name="Normal" style:family="paragraph">
      <style:text-properties fo:language="en" fo:country="IN"/>
    </style:style>
    <style:style style:name="P37" style:parent-style-name="Normal" style:family="paragraph">
      <style:text-properties fo:language="en" fo:country="IN"/>
    </style:style>
    <style:style style:name="P38" style:parent-style-name="Normal" style:family="paragraph">
      <style:text-properties style:font-name="Calibri Light" style:font-name-complex="Calibri Light" fo:font-size="12pt" style:font-size-asian="12pt" style:font-size-complex="12pt" fo:language="en" fo:country="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ort Application Setup</text:p>
      <text:p text:style-name="P3"/>
      <text:p text:style-name="P4">Sort Application:</text:p>
      <text:p text:style-name="Normal"><text:span text:style-name="T5">Sort a given amount of numerical values by randomly change position of the values in ascending order</text:span><text:span text:style-name="T6">Technology Used:</text:span></text:p>
      <text:p text:style-name="Normal">Spring Tool Suite, Spring Boot<text:span text:style-name="T7">,jsp</text:span>, Java 1.8</text:p>
      <text:p text:style-name="P8">Setup and Run application:</text:p>
      <text:p text:style-name="Normal">Step to Setup and Run:</text:p>
      <text:list text:style-name="LFO1">
        <text:list-item text:start-value="1">
          <text:p text:style-name="P9">Download and unzip the source repository for this guide or clone it using Git: git clone<text:s/></text:p>
        </text:list-item>
      </text:list>
      <text:list text:style-name="LFO1" text:continue-numbering="true">
        <text:list-item>
          <text:p text:style-name="P10">Open Eclipse.</text:p>
        </text:list-item>
      </text:list>
      <text:list text:style-name="LFO1" text:continue-numbering="true">
        <text:list-item>
          <text:p text:style-name="P11">Go to File -&gt; Import</text:p>
        </text:list-item>
      </text:list>
      <text:list text:style-name="LFO1" text:continue-numbering="true">
        <text:list-item>
          <text:p text:style-name="P12">Select Existing Maven Projects into Workspace and click on Next button.</text:p>
        </text:list-item>
      </text:list>
      <text:list text:style-name="LFO1" text:continue-numbering="true">
        <text:list-item>
          <text:p text:style-name="P13"/>
        </text:list-item>
      </text:list>
      <text:p text:style-name="P14"><draw:frame draw:style-name="a1" draw:name="Picture 2" text:anchor-type="as-char" svg:x="0in" svg:y="0in" svg:width="5.46951in" svg:height="5.72997in" style:rel-width="scale" style:rel-height="scale"><draw:image xlink:href="media/image1.tmp" xlink:type="simple" xlink:show="embed" xlink:actuate="onLoad"/><svg:title/><svg:desc>Import</svg:desc></draw:frame></text:p>
      <text:soft-page-break/>
      <text:p text:style-name="P15">Select the project and click on Finish.</text:p>
      <text:p text:style-name="Normal"><text:span text:style-name="T16"><draw:frame draw:style-name="a2" draw:name="Picture 3" text:anchor-type="as-char" svg:x="0in" svg:y="0in" svg:width="6.26806in" svg:height="6.10208in" style:rel-width="scale" style:rel-height="scale"><draw:image xlink:href="media/image2.tmp" xlink:type="simple" xlink:show="embed" xlink:actuate="onLoad"/><svg:title/><svg:desc>Import Maven Projects</svg:desc></draw:frame></text:span></text:p>
      <text:p text:style-name="Normal"><text:span text:style-name="T17">Select the project and click on run as spring boot app or right click on<text:s/></text:span><text:span text:style-name="T18">SortNumbersApplication</text:span><text:span text:style-name="T19">.java and select run as java application.</text:span></text:p>
      <text:soft-page-break/>
      <text:p text:style-name="Normal"><text:span text:style-name="T20"><draw:frame draw:style-name="a3" draw:name="Picture 4" text:anchor-type="as-char" svg:x="0in" svg:y="0in" svg:width="6.26806in" svg:height="3.37431in" style:rel-width="scale" style:rel-height="scale"><draw:image xlink:href="media/image3.tmp" xlink:type="simple" xlink:show="embed" xlink:actuate="onLoad"/><svg:title/><svg:desc>eclipse-workspace - SortNumbers/src/main/java/com/sortNumbers/SortNumbersApplication.java - Eclipse</svg:desc></draw:frame></text:span></text:p>
      <text:p text:style-name="P21"/>
      <text:list text:style-name="LFO1" text:continue-numbering="true">
        <text:list-item>
          <text:p text:style-name="P22">Hit application URL<text:s/><text:a xlink:href="http://localhost:8443/" office:target-frame-name="_top" xlink:show="replace"><text:span text:style-name="Hyperlink">http://localhost:8443/</text:span></text:a></text:p>
        </text:list-item>
      </text:list>
      <text:list text:style-name="LFO1" text:continue-numbering="true">
        <text:list-item>
          <text:p text:style-name="P23">Displays Sort Application page.</text:p>
        </text:list-item>
      </text:list>
      <text:p text:style-name="Normal"><draw:frame draw:style-name="a4" draw:name="Picture 5" text:anchor-type="as-char" svg:x="0in" svg:y="0in" svg:width="6.26806in" svg:height="3.37431in" style:rel-width="scale" style:rel-height="scale"><draw:image xlink:href="media/image4.tmp" xlink:type="simple" xlink:show="embed" xlink:actuate="onLoad"/><svg:title/><svg:desc>SortNumbers - Google Chrome</svg:desc></draw:frame>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Normal"><text:span text:style-name="T30">8.Enter the Unsorted Numbers<text:s/></text:span><text:span text:style-name="T31"><draw:frame draw:style-name="a5" draw:name="Picture 7" text:anchor-type="as-char" svg:x="0in" svg:y="0in" svg:width="6.26806in" svg:height="3.37431in" style:rel-width="scale" style:rel-height="scale"><draw:image xlink:href="media/image5.tmp" xlink:type="simple" xlink:show="embed" xlink:actuate="onLoad"/><svg:title/><svg:desc>SortNumbers - Google Chrome</svg:desc></draw:frame></text:span></text:p>
      <text:p text:style-name="P32">9.<text:s/>Click Sort number button which will display the sorted numbers.</text:p>
      <text:p text:style-name="Normal"><text:span text:style-name="T33"><draw:frame draw:style-name="a6" draw:name="Picture 8" text:anchor-type="as-char" svg:x="0in" svg:y="0in" svg:width="6.26806in" svg:height="3.37431in" style:rel-width="scale" style:rel-height="scale"><draw:image xlink:href="media/image6.tmp" xlink:type="simple" xlink:show="embed" xlink:actuate="onLoad"/><svg:title/><svg:desc>Sorted Numbers - Google Chrome</svg:desc></draw:frame></text:span></text:p>
      <text:p text:style-name="P34">10.To test for the Negative scenario , for example enter 1, a and click on Sort Number button which will display the output as “Sort failed.”</text:p>
      <text:soft-page-break/>
      <text:p text:style-name="Normal"><text:span text:style-name="T35"><draw:frame draw:style-name="a7" draw:name="Picture 9" text:anchor-type="as-char" svg:x="0in" svg:y="0in" svg:width="6.26806in" svg:height="3.37431in" style:rel-width="scale" style:rel-height="scale"><draw:image xlink:href="media/image7.tmp" xlink:type="simple" xlink:show="embed" xlink:actuate="onLoad"/><svg:title/><svg:desc>Sorted Numbers - Google Chrome</svg:desc></draw:frame></text:span></text:p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line-height="106%" fo:margin-left="0.5in">
        <style:tab-stops/>
      </style:paragraph-properties>
      <style:text-properties fo:language="en" fo:country="IN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end" fo:margin-bottom="0in"/>
      <style:text-properties style:font-name="Calibri" style:font-name-complex="Calibri" fo:color="#888888" fo:font-size="10pt" style:font-size-asian="10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27778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Footer"><draw:frame draw:z-index="251659264" draw:id="id0" draw:style-name="a0" draw:name="MSIPCMb849459faac4f4cc5c85964a" text:anchor-type="paragraph" svg:x="0in" svg:y="11.19306in" svg:width="8.26806in" svg:height="0.29167in" style:rel-width="scale" style:rel-height="scale"><draw:text-box><text:p text:style-name="P2">General Information</text:p></draw:text-box><svg:title/><svg:desc>{"HashCode":853468894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giri Sai Kiran Kumar (External)</meta:initial-creator>
    <dc:creator>Addagiri Sai Kiran Kumar (External)</dc:creator>
    <meta:creation-date>2019-09-23T06:09:00Z</meta:creation-date>
    <dc:date>2019-09-23T06:25:00Z</dc:date>
    <meta:template xlink:href="Normal" xlink:type="simple"/>
    <meta:editing-cycles>3</meta:editing-cycles>
    <meta:editing-duration>PT900S</meta:editing-duration>
    <meta:user-defined meta:name="MSIP_Label_95195d52-774a-4071-ba32-61bcce4e05e8_Enabled">True</meta:user-defined>
    <meta:user-defined meta:name="MSIP_Label_95195d52-774a-4071-ba32-61bcce4e05e8_SiteId">30f52344-4663-4c2e-bab3-61bf24ebbed8</meta:user-defined>
    <meta:user-defined meta:name="MSIP_Label_95195d52-774a-4071-ba32-61bcce4e05e8_Owner">saikirankumar.addagiri@hm.com</meta:user-defined>
    <meta:user-defined meta:name="MSIP_Label_95195d52-774a-4071-ba32-61bcce4e05e8_SetDate">2019-09-23T06:10:23.4610904Z</meta:user-defined>
    <meta:user-defined meta:name="MSIP_Label_95195d52-774a-4071-ba32-61bcce4e05e8_Name">General</meta:user-defined>
    <meta:user-defined meta:name="MSIP_Label_95195d52-774a-4071-ba32-61bcce4e05e8_Application">Microsoft Azure Information Protection</meta:user-defined>
    <meta:user-defined meta:name="MSIP_Label_95195d52-774a-4071-ba32-61bcce4e05e8_ActionId">85dcfeff-0dbf-4ff3-80bd-a9dae81f525b</meta:user-defined>
    <meta:user-defined meta:name="MSIP_Label_95195d52-774a-4071-ba32-61bcce4e05e8_Extended_MSFT_Method">Automatic</meta:user-defined>
    <meta:user-defined meta:name="Sensitivity">General</meta:user-defined>
    <meta:document-statistic meta:page-count="5" meta:paragraph-count="2" meta:word-count="150" meta:character-count="1003" meta:row-count="7" meta:non-whitespace-character-count="855"/>
  </office:meta>
</office:document-meta>
</file>